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8.204cm" table:align="center"/>
    </style:style>
    <style:style style:name="Tableau1.A" style:family="table-column">
      <style:table-column-properties style:column-width="5.001cm"/>
    </style:style>
    <style:style style:name="Tableau1.B" style:family="table-column">
      <style:table-column-properties style:column-width="0.76cm"/>
    </style:style>
    <style:style style:name="Tableau1.C" style:family="table-column">
      <style:table-column-properties style:column-width="0.813cm"/>
    </style:style>
    <style:style style:name="Tableau1.E" style:family="table-column">
      <style:table-column-properties style:column-width="0.817cm"/>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background-color="#3deb3d" fo:padding="0.097cm" fo:border-left="0.002cm solid #000000" fo:border-right="none" fo:border-top="none" fo:border-bottom="0.002cm solid #000000">
        <style:background-image/>
      </style:table-cell-properties>
    </style:style>
    <style:style style:name="Tableau1.E2" style:family="table-cell">
      <style:table-cell-properties fo:background-color="#3deb3d" fo:padding="0.097cm" fo:border-left="0.002cm solid #000000" fo:border-right="0.002cm solid #000000" fo:border-top="none" fo:border-bottom="0.002cm solid #000000">
        <style:background-image/>
      </style:table-cell-properties>
    </style:style>
    <style:style style:name="Tableau1.C7" style:family="table-cell">
      <style:table-cell-properties fo:background-color="#ffff00" fo:padding="0.097cm" fo:border-left="0.002cm solid #000000" fo:border-right="none" fo:border-top="none" fo:border-bottom="0.002cm solid #000000">
        <style:background-image/>
      </style:table-cell-properties>
    </style:style>
    <style:style style:name="Tableau1.E7"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au1.C9" style:family="table-cell">
      <style:table-cell-properties fo:background-color="#ff0000"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use-window-font-color="true"/>
    </style:style>
    <style:style style:name="P3" style:family="paragraph" style:parent-style-name="Text_20_body">
      <style:text-properties style:font-name="Nimbus Roman No9 L"/>
    </style:style>
    <style:style style:name="P4" style:family="paragraph" style:parent-style-name="Standard">
      <style:paragraph-properties fo:text-align="justify" style:justify-single-word="false"/>
    </style:style>
    <style:style style:name="P5" style:family="paragraph" style:parent-style-name="Preformatted_20_Text">
      <style:text-properties style:font-name="Courier New" fo:font-size="12pt" style:font-size-asian="12pt" style:font-size-complex="12pt"/>
    </style:style>
    <style:style style:name="P6" style:family="paragraph" style:parent-style-name="Standard">
      <style:paragraph-properties fo:text-align="justify" style:justify-single-word="false" fo:padding="0.074cm" fo:border-left="none" fo:border-right="none" fo:border-top="none" fo:border-bottom="0.035cm solid #000000" style:join-border="false"/>
    </style:style>
    <style:style style:name="P7" style:family="paragraph" style:parent-style-name="Table_20_Heading">
      <style:text-properties style:text-rotation-angle="90" style:text-rotation-scale="line-height"/>
    </style:style>
    <style:style style:name="P8" style:family="paragraph" style:parent-style-name="Table_20_Heading">
      <style:text-properties fo:font-weight="bold" style:font-size-asian="10.5pt" style:font-weight-asian="bold" style:font-weight-complex="bold" style:text-rotation-angle="90" style:text-rotation-scale="line-height"/>
    </style:style>
    <style:style style:name="P9" style:family="paragraph" style:parent-style-name="Text_20_body">
      <style:paragraph-properties fo:background-color="transparent">
        <style:background-image/>
      </style:paragraph-properties>
      <style:text-properties style:font-name="Nimbus Roman No9 L"/>
    </style:style>
    <style:style style:name="P10" style:family="paragraph" style:parent-style-name="Table_20_Contents">
      <style:paragraph-properties fo:text-align="center" style:justify-single-word="false" fo:background-color="transparent">
        <style:background-image/>
      </style:paragraph-properties>
      <style:text-properties style:use-window-font-color="true" style:font-name="Arial" fo:background-color="transparent" style:font-name-asian="Arial" style:font-name-complex="Arial"/>
    </style:style>
    <style:style style:name="P11" style:family="paragraph" style:parent-style-name="Table_20_Contents">
      <style:text-properties style:font-name="Arial" style:font-name-asian="Arial" style:font-name-complex="Arial"/>
    </style:style>
    <style:style style:name="P12" style:family="paragraph" style:parent-style-name="Table_20_Contents">
      <style:paragraph-properties fo:text-align="center" style:justify-single-word="false"/>
      <style:text-properties style:font-name="Arial" style:font-name-asian="Arial" style:font-name-complex="Arial"/>
    </style:style>
    <style:style style:name="P13" style:family="paragraph" style:parent-style-name="Table_20_Contents">
      <style:paragraph-properties fo:text-align="center" style:justify-single-word="false"/>
      <style:text-properties style:use-window-font-color="true" style:font-name="Arial" fo:background-color="transparent" style:font-name-asian="Arial" style:font-name-complex="Arial"/>
    </style:style>
    <style:style style:name="P14" style:family="paragraph" style:parent-style-name="Table_20_Contents">
      <style:paragraph-properties fo:text-align="center" style:justify-single-word="false" fo:background-color="#ffff00">
        <style:background-image/>
      </style:paragraph-properties>
      <style:text-properties style:use-window-font-color="true" style:font-name="Arial" fo:background-color="transparent" style:font-name-asian="Arial" style:font-name-complex="Arial"/>
    </style:style>
    <style:style style:name="P15" style:family="paragraph" style:parent-style-name="Text_20_body">
      <style:text-properties style:font-name="Nimbus Roman No9 L" style:font-name-asian="Arial" style:font-name-complex="Arial"/>
    </style:style>
    <style:style style:name="P16" style:family="paragraph" style:parent-style-name="Text_20_body" style:list-style-name="L1"/>
    <style:style style:name="P17" style:family="paragraph" style:parent-style-name="Heading_20_1">
      <style:paragraph-properties fo:text-align="justify" style:justify-single-word="false"/>
    </style:style>
    <style:style style:name="P18" style:family="paragraph" style:parent-style-name="Heading_20_3">
      <style:paragraph-properties fo:text-align="justify" style:justify-single-word="false"/>
    </style:style>
    <style:style style:name="T1" style:family="text">
      <style:text-properties style:font-name="DejaVu Sans Mono1" fo:font-size="10pt" style:font-size-asian="10pt" style:font-size-complex="10pt"/>
    </style:style>
    <style:style style:name="T2" style:family="text">
      <style:text-properties style:font-name="Nimbus Sans L" fo:font-size="14pt" style:font-size-asian="14pt" style:font-size-complex="14pt"/>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style:font-name="Courier New" fo:font-size="12pt" style:font-size-asian="12pt" style:font-size-complex="12pt"/>
    </style:style>
    <style:style style:name="T6" style:family="text">
      <style:text-properties style:font-name="Courier New" fo:font-size="12pt" fo:font-weight="bold" style:font-size-asian="12pt" style:font-weight-asian="bold" style:font-size-complex="12pt" style:font-weight-complex="bold"/>
    </style:style>
    <style:style style:name="T7" style:family="text">
      <style:text-properties style:font-name="Nimbus Roman No9 L" fo:font-size="12pt" style:font-size-asian="12pt" style:font-size-complex="12pt"/>
    </style:style>
    <style:style style:name="T8" style:family="text">
      <style:text-properties fo:font-weight="normal" style:font-weight-asian="normal" style:font-weight-complex="normal"/>
    </style:style>
    <style:style style:name="T9" style:family="text">
      <style:text-properties style:font-name-asian="Arial" style:font-name-complex="Arial"/>
    </style:style>
    <style:style style:name="T10" style:family="text">
      <style:text-properties fo:background-color="#ffff00" style:font-name-asian="Arial" style:font-name-complex="Arial"/>
    </style:style>
    <style:style style:name="T11" style:family="text">
      <style:text-properties fo:background-color="#3deb3d" style:font-name-asian="Arial" style:font-name-complex="Arial"/>
    </style:style>
    <style:style style:name="T12" style:family="text">
      <style:text-properties fo:background-color="#ff0000" style:font-name-asian="Arial" style:font-name-complex="Ari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EP #46 : sum, cumsum, prod,cumprod revision</text:h>
      <text:p text:style-name="P6"/>
      <text:p text:style-name="P4"/>
      <text:p text:style-name="P4">Title: sum, cumsum, prod,cumprod revision</text:p>
      <text:p text:style-name="P4">Version: 1.0</text:p>
      <text:p text:style-name="P4">Author: Serge Steer &lt;Serge.Steer@inria.fr&gt;</text:p>
      <text:p text:style-name="P4">Review: </text:p>
      <text:p text:style-name="P4">Commented: </text:p>
      <text:p text:style-name="P4">State: Draft</text:p>
      <text:p text:style-name="P4">Scilab-Version: 5.3</text:p>
      <text:p text:style-name="P4">Vote:</text:p>
      <text:p text:style-name="P4">Created: <text:s/>1<text:span text:style-name="T3">th <text:s/></text:span>July 2010</text:p>
      <text:p text:style-name="P6"/>
      <text:p text:style-name="P4"/>
      <text:h text:style-name="Heading_20_2" text:outline-level="2">Abstract</text:h>
      <text:p text:style-name="P4">This SEP <text:s/>describes the extension of the <text:span text:style-name="T4">sum</text:span>, <text:span text:style-name="T4">cumsum</text:span>, <text:span text:style-name="T4">prod</text:span>, <text:span text:style-name="T4">cumprod</text:span> functions.</text:p>
      <text:p text:style-name="P4"/>
      <text:p text:style-name="P1">This SEP is mainly motivated by the bug report 3842. Currently, when the sum function is applied to a uint8() matrix, the computed result may not correspond to the user need because of an overflow generated by the limited format of integers. We suggest to add a new option to the sum function so that we can either user the integer format (current behaviour) or temporary use doubles floating point numbers (new feature). The same applies to the prod, cumsum and cumprod functions</text:p>
      <text:p text:style-name="P1"/>
      <text:p text:style-name="P1">Further more, it appears that the current version of these functions do not support <text:s text:c="2"/>summation or product along a direction that exceeds the number of dimension of the array.</text:p>
      <text:p text:style-name="P1">Finally, some overloading functions are added to cover data types like rational fraction, sparse boolean array, ...</text:p>
      <text:h text:style-name="Heading_20_2" text:outline-level="2">Rationale</text:h>
      <text:h text:style-name="P18" text:outline-level="3">Handling native/float evaluations</text:h>
      <text:p text:style-name="P1">When applied to arrays of integers or booleans the user may need the the results are obtained using floating point computations or native one. The integer type are often used to save memory and not to use native integer computations (The native computations on integers are made modulo 2^n).</text:p>
      <text:p text:style-name="P1"><text:s/>For example, if one want to made computations on an array containing the data of an image, he, most of the time, wants to obtain floating point results (filtering, edge-detection, …). With the current version of the sum, cumsum, prod, cumprod functions, the user needs first to convert the arrays into their floating point representation and consequently to use much more memory.</text:p>
      <text:p text:style-name="P1">To be able to handle both native and floating point computations, and to improve compatibility with Matlab, this SEP proposes to add a new optional argument typ (at the end of the input argument list) to these functions. </text:p>
      <text:p text:style-name="P1">This <text:s/>new optional argument may have two different values: <text:span text:style-name="T4">“native”</text:span> or <text:span text:style-name="T4">“double”</text:span>. The choice of the value has been made to be coherent with Matlab.</text:p>
      <text:p text:style-name="P1">For regularity and compatibility reasons this new argument is handled for all array types even for those where <text:span text:style-name="T4">“native” </text:span>and <text:span text:style-name="T4">“double”</text:span> are equivalent.</text:p>
      <text:p text:style-name="P1"/>
      <text:p text:style-name="P2">The default <text:s/>value for the <text:span text:style-name="T4">typ</text:span> argument is set to <text:span text:style-name="T4">“double” <text:s/></text:span><text:span text:style-name="T8">for arrays of floats (type=1), for sparse arrays of floats (type=5), polynomial arrays (type=2), rational fractions arrays. For compatibility with Matlab and previous Scilab version the default </text:span><text:span text:style-name="T4">typ</text:span><text:span text:style-name="T8"> value is also set to double <text:s/>for arrays of boolean (type=4) and sparse arrays of boolean (type=6).</text:span></text:p>
      <text:p text:style-name="P2"><text:span text:style-name="T8">The default <text:s/>value for the </text:span><text:span text:style-name="T4">typ</text:span><text:span text:style-name="T8"> argument is set to </text:span><text:span text:style-name="T4">“native” <text:s/></text:span><text:span text:style-name="T8">for arrays of integers (type=4) for compatibility with previous Scilab versions. Note however that the Matlab default value is </text:span><text:span text:style-name="T4">“double”.</text:span></text:p>
      <text:h text:style-name="Heading_20_3" text:outline-level="3">Handling direction higher than the number of dimensions</text:h>
      <text:p text:style-name="P1">With the current Scilab version <text:s/>instructions like</text:p>
      <text:p text:style-name="P5">A=<text:span text:style-name="T4">rand</text:span>(2,3); <text:span text:style-name="T4">sum</text:span>(A,4)</text:p>
      <text:p text:style-name="Text_20_body">produces an error.</text:p>
      <text:p text:style-name="P1">If one notice that a 2 by 2 array can be considered as a 2 x 2 x 1 x 1... x 1 array it is possible to give a meaning to <text:span text:style-name="T5">sum(A,4)</text:span><text:span text:style-name="T5">. </text:span><text:span text:style-name="T7">It is easy to show that</text:span><text:span text:style-name="T5"> </text:span><text:span text:style-name="T6">sum</text:span><text:span text:style-name="T5">(A,d)</text:span><text:span text:style-name="T7">, </text:span><text:span text:style-name="T6">cumsum</text:span><text:span text:style-name="T5">(A,d)</text:span><text:span text:style-name="T7">, </text:span><text:span text:style-name="T6">prod</text:span><text:span text:style-name="T5">(A,d)</text:span><text:span text:style-name="T7">, </text:span><text:span text:style-name="T6">cumprod</text:span><text:span text:style-name="T5">(A,d) </text:span><text:span text:style-name="T7">for</text:span><text:span text:style-name="T5"> d&gt;ndims(A) are</text:span><text:span text:style-name="T7"> exactly</text:span><text:span text:style-name="T5"> A.</text:span></text:p>
      <text:h text:style-name="Heading_20_3" text:outline-level="3">Handling all array types</text:h>
      <table:table table:name="Tableau1" table:style-name="Tableau1">
        <table:table-column table:style-name="Tableau1.A"/>
        <table:table-column table:style-name="Tableau1.B"/>
        <table:table-column table:style-name="Tableau1.C" table:number-columns-repeated="2"/>
        <table:table-column table:style-name="Tableau1.E"/>
        <table:table-header-rows>
          <table:table-row>
            <table:table-cell table:style-name="Tableau1.A1" office:value-type="string">
              <text:p text:style-name="Table_20_Heading">Data Types</text:p>
            </table:table-cell>
            <table:table-cell table:style-name="Tableau1.A1" office:value-type="string">
              <text:p text:style-name="P8">sum</text:p>
            </table:table-cell>
            <table:table-cell table:style-name="Tableau1.A1" office:value-type="string">
              <text:p text:style-name="P7">cumsum</text:p>
            </table:table-cell>
            <table:table-cell table:style-name="Tableau1.A1" office:value-type="string">
              <text:p text:style-name="P7">prod</text:p>
            </table:table-cell>
            <table:table-cell table:style-name="Tableau1.E1" office:value-type="string">
              <text:p text:style-name="P7">cumprod</text:p>
            </table:table-cell>
          </table:table-row>
        </table:table-header-rows>
        <table:table-row>
          <table:table-cell table:style-name="Tableau1.A2" office:value-type="string">
            <text:p text:style-name="Table_20_Contents">[]</text:p>
          </table:table-cell>
          <table:table-cell table:style-name="Tableau1.B2" office:value-type="string">
            <text:p text:style-name="P12">√</text:p>
          </table:table-cell>
          <table:table-cell table:style-name="Tableau1.B2" office:value-type="string">
            <text:p text:style-name="P12">√</text:p>
          </table:table-cell>
          <table:table-cell table:style-name="Tableau1.B2" office:value-type="string">
            <text:p text:style-name="P12">√</text:p>
          </table:table-cell>
          <table:table-cell table:style-name="Tableau1.E2" office:value-type="string">
            <text:p text:style-name="P12">√</text:p>
          </table:table-cell>
        </table:table-row>
        <table:table-row>
          <table:table-cell table:style-name="Tableau1.A2" office:value-type="string">
            <text:p text:style-name="Table_20_Contents">Array of floats</text:p>
          </table:table-cell>
          <table:table-cell table:style-name="Tableau1.B2" office:value-type="string">
            <text:p text:style-name="P12">√</text:p>
          </table:table-cell>
          <table:table-cell table:style-name="Tableau1.B2" office:value-type="string">
            <text:p text:style-name="P12">√</text:p>
          </table:table-cell>
          <table:table-cell table:style-name="Tableau1.B2" office:value-type="string">
            <text:p text:style-name="P12">√</text:p>
          </table:table-cell>
          <table:table-cell table:style-name="Tableau1.E2" office:value-type="string">
            <text:p text:style-name="P12">√</text:p>
          </table:table-cell>
        </table:table-row>
        <table:table-row>
          <table:table-cell table:style-name="Tableau1.A2" office:value-type="string">
            <text:p text:style-name="Table_20_Contents">Hyper matrix of floats</text:p>
          </table:table-cell>
          <table:table-cell table:style-name="Tableau1.B2" office:value-type="string">
            <text:p text:style-name="P12">√</text:p>
          </table:table-cell>
          <table:table-cell table:style-name="Tableau1.B2" office:value-type="string">
            <text:p text:style-name="P12">√</text:p>
          </table:table-cell>
          <table:table-cell table:style-name="Tableau1.B2" office:value-type="string">
            <text:p text:style-name="P12">√</text:p>
          </table:table-cell>
          <table:table-cell table:style-name="Tableau1.E2" office:value-type="string">
            <text:p text:style-name="P12">√</text:p>
          </table:table-cell>
        </table:table-row>
        <table:table-row>
          <table:table-cell table:style-name="Tableau1.A2" office:value-type="string">
            <text:p text:style-name="Table_20_Contents">Array of integers</text:p>
          </table:table-cell>
          <table:table-cell table:style-name="Tableau1.B2" office:value-type="string">
            <text:p text:style-name="P12">√</text:p>
          </table:table-cell>
          <table:table-cell table:style-name="Tableau1.B2" office:value-type="string">
            <text:p text:style-name="P12">√</text:p>
          </table:table-cell>
          <table:table-cell table:style-name="Tableau1.B2" office:value-type="string">
            <text:p text:style-name="P12">√</text:p>
          </table:table-cell>
          <table:table-cell table:style-name="Tableau1.E2" office:value-type="string">
            <text:p text:style-name="P12">√</text:p>
          </table:table-cell>
        </table:table-row>
        <table:table-row>
          <table:table-cell table:style-name="Tableau1.A2" office:value-type="string">
            <text:p text:style-name="Table_20_Contents">Hyper matrix of integers</text:p>
          </table:table-cell>
          <table:table-cell table:style-name="Tableau1.B2" office:value-type="string">
            <text:p text:style-name="P12">√</text:p>
          </table:table-cell>
          <table:table-cell table:style-name="Tableau1.B2" office:value-type="string">
            <text:p text:style-name="P12">√</text:p>
          </table:table-cell>
          <table:table-cell table:style-name="Tableau1.B2" office:value-type="string">
            <text:p text:style-name="P12">√</text:p>
          </table:table-cell>
          <table:table-cell table:style-name="Tableau1.E2" office:value-type="string">
            <text:p text:style-name="P12">√</text:p>
          </table:table-cell>
        </table:table-row>
        <table:table-row>
          <table:table-cell table:style-name="Tableau1.A2" office:value-type="string">
            <text:p text:style-name="Table_20_Contents">Array of polynomials</text:p>
          </table:table-cell>
          <table:table-cell table:style-name="Tableau1.B2" office:value-type="string">
            <text:p text:style-name="P12">√</text:p>
          </table:table-cell>
          <table:table-cell table:style-name="Tableau1.C7" office:value-type="string">
            <text:p text:style-name="P13">A</text:p>
          </table:table-cell>
          <table:table-cell table:style-name="Tableau1.B2" office:value-type="string">
            <text:p text:style-name="P12">√</text:p>
          </table:table-cell>
          <table:table-cell table:style-name="Tableau1.E7" office:value-type="string">
            <text:p text:style-name="P12">A</text:p>
          </table:table-cell>
        </table:table-row>
        <table:table-row>
          <table:table-cell table:style-name="Tableau1.A2" office:value-type="string">
            <text:p text:style-name="Table_20_Contents">Hyper matrix of polynomials</text:p>
          </table:table-cell>
          <table:table-cell table:style-name="Tableau1.B2" office:value-type="string">
            <text:p text:style-name="P12">√</text:p>
          </table:table-cell>
          <table:table-cell table:style-name="Tableau1.C7" office:value-type="string">
            <text:p text:style-name="P13">A</text:p>
          </table:table-cell>
          <table:table-cell table:style-name="Tableau1.B2" office:value-type="string">
            <text:p text:style-name="P12">√</text:p>
          </table:table-cell>
          <table:table-cell table:style-name="Tableau1.E7" office:value-type="string">
            <text:p text:style-name="P13">A</text:p>
          </table:table-cell>
        </table:table-row>
        <table:table-row>
          <table:table-cell table:style-name="Tableau1.A2" office:value-type="string">
            <text:p text:style-name="Table_20_Contents">Array of rational fractions</text:p>
          </table:table-cell>
          <table:table-cell table:style-name="Tableau1.C7" office:value-type="string">
            <text:p text:style-name="P12">A</text:p>
          </table:table-cell>
          <table:table-cell table:style-name="Tableau1.C9" office:value-type="string">
            <text:p text:style-name="P12">N</text:p>
          </table:table-cell>
          <table:table-cell table:style-name="Tableau1.C7" office:value-type="string">
            <text:p text:style-name="P12">A</text:p>
          </table:table-cell>
          <table:table-cell table:style-name="Tableau1.E7" office:value-type="string">
            <text:p text:style-name="P12">A</text:p>
          </table:table-cell>
        </table:table-row>
        <table:table-row>
          <table:table-cell table:style-name="Tableau1.A2" office:value-type="string">
            <text:p text:style-name="Table_20_Contents">Array of booleans</text:p>
          </table:table-cell>
          <table:table-cell table:style-name="Tableau1.B2" office:value-type="string">
            <text:p text:style-name="P12">√</text:p>
          </table:table-cell>
          <table:table-cell table:style-name="Tableau1.C7" office:value-type="string">
            <text:p text:style-name="P13">A</text:p>
          </table:table-cell>
          <table:table-cell table:style-name="Tableau1.B2" office:value-type="string">
            <text:p text:style-name="P12">√</text:p>
          </table:table-cell>
          <table:table-cell table:style-name="Tableau1.E7" office:value-type="string">
            <text:p text:style-name="P13">A</text:p>
          </table:table-cell>
        </table:table-row>
        <table:table-row>
          <table:table-cell table:style-name="Tableau1.A2" office:value-type="string">
            <text:p text:style-name="Table_20_Contents">Hyper matrix of booleans</text:p>
          </table:table-cell>
          <table:table-cell table:style-name="Tableau1.B2" office:value-type="string">
            <text:p text:style-name="P12">√</text:p>
          </table:table-cell>
          <table:table-cell table:style-name="Tableau1.C7" office:value-type="string">
            <text:p text:style-name="P13">A</text:p>
          </table:table-cell>
          <table:table-cell table:style-name="Tableau1.B2" office:value-type="string">
            <text:p text:style-name="P12">√</text:p>
          </table:table-cell>
          <table:table-cell table:style-name="Tableau1.E7" office:value-type="string">
            <text:p text:style-name="P13">A</text:p>
          </table:table-cell>
        </table:table-row>
        <table:table-row>
          <table:table-cell table:style-name="Tableau1.A2" office:value-type="string">
            <text:p text:style-name="Table_20_Contents">Sparse array of floats</text:p>
          </table:table-cell>
          <table:table-cell table:style-name="Tableau1.B2" office:value-type="string">
            <text:p text:style-name="P12">√</text:p>
          </table:table-cell>
          <table:table-cell table:style-name="Tableau1.C7" office:value-type="string">
            <text:p text:style-name="P13">A</text:p>
          </table:table-cell>
          <table:table-cell table:style-name="Tableau1.C7" office:value-type="string">
            <text:p text:style-name="P13">A</text:p>
          </table:table-cell>
          <table:table-cell table:style-name="Tableau1.E7" office:value-type="string">
            <text:p text:style-name="P10">A</text:p>
          </table:table-cell>
        </table:table-row>
        <table:table-row>
          <table:table-cell table:style-name="Tableau1.A2" office:value-type="string">
            <text:p text:style-name="Table_20_Contents">Sparse array of booleans</text:p>
          </table:table-cell>
          <table:table-cell table:style-name="Tableau1.C7" office:value-type="string">
            <text:p text:style-name="P14">A</text:p>
          </table:table-cell>
          <table:table-cell table:style-name="Tableau1.C7" office:value-type="string">
            <text:p text:style-name="P13">A</text:p>
          </table:table-cell>
          <table:table-cell table:style-name="Tableau1.C7" office:value-type="string">
            <text:p text:style-name="P13">A</text:p>
          </table:table-cell>
          <table:table-cell table:style-name="Tableau1.E7" office:value-type="string">
            <text:p text:style-name="P12">A</text:p>
          </table:table-cell>
        </table:table-row>
      </table:table>
      <text:p text:style-name="P11"/>
      <text:p text:style-name="P3"><text:span text:style-name="T11">√</text:span><text:span text:style-name="T9"> denotes functionalities that exists in current Scilab version</text:span></text:p>
      <text:p text:style-name="P3"><text:span text:style-name="T10">A</text:span><text:span text:style-name="T9"> denotes functionalities that are proposed for addition </text:span></text:p>
      <text:p text:style-name="P9"><text:span text:style-name="T12">N</text:span><text:span text:style-name="T9"> denotes missing feature. </text:span></text:p>
      <text:p text:style-name="P15"/>
      <text:p text:style-name="Text_20_body">Even if the usage of some <text:s/>missing cases <text:s/>is not common. The associated overloading functions have to be added for completeness. </text:p>
      <text:p text:style-name="Text_20_body">Remark: Under Matlab-7.9 the cumsum, prod and cumprod <text:s/>functions do not handle the integer data types. This is why the “native”/”double” option is only managed by the “sum” function in Matlab. </text:p>
      <text:p text:style-name="Text_20_body">Remark #2 : The bug report #6502 shows an issue related to the management of integers in Scilab. It revealed, by the way, that Scilab and Matlab do not manage the integers in the same way :</text:p>
      <text:list xml:id="list1565316086" text:style-name="L1">
        <text:list-item>
          <text:p text:style-name="P16">in Scilab, the conversion from double to integer and <text:s/>the integer arithmetic is modular (i.e. circular),www%spww</text:p>
        </text:list-item>
        <text:list-item>
          <text:p text:style-name="P16">in Matlab, the conversion from double to integer and <text:s/>the integer arithmetic is constrained to underflow/overflow.</text:p>
        </text:list-item>
      </text:list>
      <text:h text:style-name="P18" text:outline-level="3"><text:span text:style-name="Teletype"><text:span text:style-name="T2">Example Usage</text:span></text:span></text:h>
      <text:p text:style-name="Preformatted_20_Text"><text:span text:style-name="Teletype"><text:span text:style-name="T2">--&gt;i=uint8([1 10;254 9]); <text:s text:c="3"/></text:span></text:span></text:p>
      <text:p text:style-name="Preformatted_20_Text"><text:span text:style-name="Teletype"><text:span text:style-name="T2">--&gt;cumsum(i)</text:span></text:span></text:p>
      <text:p text:style-name="Preformatted_20_Text"><text:span text:style-name="Teletype"><text:span text:style-name="T2"><text:s/>ans <text:s/>=</text:span></text:span></text:p>
      <text:p text:style-name="Preformatted_20_Text"><text:span text:style-name="Teletype"><text:span text:style-name="T2"/></text:span></text:p>
      <text:p text:style-name="Preformatted_20_Text"><text:span text:style-name="Teletype"><text:span text:style-name="T2"><text:s text:c="6"/>1 <text:s text:c="4"/>9</text:span></text:span></text:p>
      <text:p text:style-name="Preformatted_20_Text"><text:span text:style-name="Teletype"><text:span text:style-name="T2"><text:s text:c="2"/>255 <text:s/>18</text:span></text:span></text:p>
      <text:p text:style-name="Preformatted_20_Text"><text:span text:style-name="Teletype"><text:span text:style-name="T2">--&gt;cumsum(i,”double”)</text:span></text:span></text:p>
      <text:p text:style-name="Preformatted_20_Text"><text:span text:style-name="Teletype"><text:span text:style-name="T2"><text:s/>ans <text:s/>=</text:span></text:span></text:p>
      <text:p text:style-name="Preformatted_20_Text"><text:span text:style-name="Teletype"><text:span text:style-name="T2"/></text:span></text:p>
      <text:p text:style-name="Preformatted_20_Text"><text:span text:style-name="Teletype"><text:span text:style-name="T2"><text:s text:c="4"/>1. <text:s text:c="7"/>265.</text:span></text:span></text:p>
      <text:p text:style-name="Preformatted_20_Text"><text:span text:style-name="Teletype"><text:span text:style-name="T2"><text:s text:c="4"/>255. <text:s text:c="3"/>274.</text:span></text:span></text:p>
      <text:p text:style-name="Preformatted_20_Text"><text:span text:style-name="Teletype"><text:span text:style-name="T2">--&gt;b=[%t %t ;%f %t];</text:span></text:span></text:p>
      <text:p text:style-name="Preformatted_20_Text"><text:span text:style-name="Teletype"><text:span text:style-name="T2"/></text:span></text:p>
      <text:p text:style-name="Preformatted_20_Text"><text:span text:style-name="Teletype"><text:span text:style-name="T2">--&gt;cumsum(b,1)</text:span></text:span></text:p>
      <text:p text:style-name="Preformatted_20_Text"><text:span text:style-name="Teletype"><text:span text:style-name="T2"><text:s/>ans <text:s/>=</text:span></text:span></text:p>
      <text:p text:style-name="Preformatted_20_Text"><text:span text:style-name="Teletype"><text:span text:style-name="T2"/></text:span></text:p>
      <text:p text:style-name="Preformatted_20_Text"><text:span text:style-name="Teletype"><text:span text:style-name="T2"><text:s text:c="4"/>1. <text:s text:c="3"/>1.</text:span></text:span></text:p>
      <text:p text:style-name="Preformatted_20_Text"><text:span text:style-name="Teletype"><text:span text:style-name="T2"><text:s text:c="4"/>1. <text:s text:c="3"/>2.</text:span></text:span></text:p>
      <text:p text:style-name="Preformatted_20_Text"><text:span text:style-name="Teletype"><text:span text:style-name="T2">--&gt;cumsum(b,1,”native”)</text:span></text:span></text:p>
      <text:p text:style-name="Preformatted_20_Text"><text:span text:style-name="Teletype"><text:span text:style-name="T2"><text:s/>ans <text:s/>=</text:span></text:span></text:p>
      <text:p text:style-name="Preformatted_20_Text"><text:span text:style-name="Teletype"><text:span text:style-name="T2"/></text:span></text:p>
      <text:p text:style-name="Preformatted_20_Text"><text:span text:style-name="Teletype"><text:span text:style-name="T2"><text:s text:c="2"/>T T</text:span></text:span></text:p>
      <text:p text:style-name="Preformatted_20_Text"><text:span text:style-name="Teletype"><text:span text:style-name="T2"><text:s text:c="2"/>T T</text:span></text:span></text:p>
      <text:h text:style-name="P18" text:outline-level="3">Changelog</text:h>
      <text:p text:style-name="P1"><text:tab/><text:span text:style-name="T1">1.0 – Serge Steer Serge.Steer@inria.fr - initial version</text:span></text:p>
      <text:h text:style-name="P18" text:outline-level="3">Copyright</text:h>
      <text:p text:style-name="Standard"><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Text_20_body" style:next-style-name="Text_20_body" style:default-outline-level="4" style:class="text">
      <style:paragraph-properties fo:text-align="justify" style:justify-single-word="false"/>
      <style:text-properties fo:font-size="85%" fo:language="en" fo:country="US"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master-page-name="">
      <style:paragraph-properties fo:margin-top="0cm" fo:margin-bottom="0cm" style:page-number="auto" fo:background-color="#e6e6e6" style:shadow="none">
        <style:background-image/>
      </style:paragraph-properties>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Pierre MARECHAL</meta:initial-creator>
    <meta:creation-date>2008-07-09T13:39:08</meta:creation-date>
    <dc:date>2010-07-29T09:23:31</dc:date>
    <meta:editing-cycles>59</meta:editing-cycles>
    <meta:editing-duration>PT21H32M51S</meta:editing-duration>
    <meta:document-statistic meta:table-count="1" meta:image-count="0" meta:object-count="0" meta:page-count="1" meta:paragraph-count="126" meta:word-count="842" meta:character-count="4840"/>
    <dc:creator>Vincent COUVERT</dc:creator>
    <meta:user-defined meta:name="Info 1"/>
    <meta:user-defined meta:name="Info 2"/>
    <meta:user-defined meta:name="Info 3"/>
    <meta:user-defined meta:name="Info 4"/>
  </office:meta>
</office:document-meta>
</file>